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ourier" svg:font-family="Courier" style:font-family-generic="modern" style:font-pitch="fixed"/>
    <style:font-face style:name="Palatino" svg:font-family="Palatin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use-window-font-color="true" style:font-name="Palatino" fo:font-size="13pt" style:font-name-asian="Courier" style:font-size-asian="13pt" style:font-name-complex="Courier" style:font-size-complex="13pt"/>
    </style:style>
    <style:style style:name="P2" style:family="paragraph" style:parent-style-name="Standard">
      <style:paragraph-properties fo:text-align="start" style:justify-single-word="false" style:text-autospace="none"/>
      <style:text-properties style:use-window-font-color="true" style:font-name="Palatino" fo:font-size="13pt" fo:font-style="italic" fo:font-weight="normal" style:font-name-asian="Courier" style:font-size-asian="13pt" style:font-style-asian="italic" style:font-weight-asian="normal" style:font-name-complex="Courier" style:font-size-complex="13pt" style:font-style-complex="italic" style:font-weight-complex="normal"/>
    </style:style>
    <style:style style:name="P3" style:family="paragraph" style:parent-style-name="Footer" style:list-style-name="">
      <style:paragraph-properties fo:text-align="center" style:justify-single-word="false" style:text-autospace="none"/>
      <style:text-properties style:use-window-font-color="true" style:font-name="Palatino" fo:font-size="10pt" style:font-name-asian="Courier" style:font-size-asian="10pt" style:font-name-complex="Courier" style:font-size-complex="10pt"/>
    </style:style>
    <style:style style:name="P4" style:family="paragraph" style:parent-style-name="Frame_20_contents">
      <style:paragraph-properties fo:text-align="start" style:justify-single-word="false" style:text-autospace="none"/>
      <style:text-properties style:use-window-font-color="true" style:font-name="Palatino" fo:font-size="7pt" style:font-name-asian="Courier" style:font-size-asian="7pt" style:font-name-complex="Courier" style:font-size-complex="7pt"/>
    </style:style>
    <style:style style:name="P5" style:family="paragraph" style:parent-style-name="Frame_20_contents">
      <style:paragraph-properties fo:text-align="center" style:justify-single-word="false" style:text-autospace="none"/>
      <style:text-properties style:use-window-font-color="true" style:font-name="Palatino" fo:font-size="7pt" style:font-name-asian="Courier" style:font-size-asian="7pt" style:font-name-complex="Courier" style:font-size-complex="7pt"/>
    </style:style>
    <style:style style:name="P6" style:family="paragraph" style:parent-style-name="Frame_20_contents">
      <style:paragraph-properties fo:text-align="start" style:justify-single-word="false" fo:break-before="page" style:text-autospace="none"/>
      <style:text-properties style:use-window-font-color="true" style:font-name="Palatino" fo:font-size="13pt" style:font-name-asian="Courier" style:font-size-asian="13pt" style:font-name-complex="Courier" style:font-size-complex="13pt"/>
    </style:style>
    <style:style style:name="P7" style:family="paragraph" style:parent-style-name="Standard">
      <style:paragraph-properties fo:text-align="start" style:justify-single-word="false" style:text-autospace="none"/>
      <style:text-properties style:use-window-font-color="true" style:font-name="Palatino" fo:font-size="13pt" style:font-name-asian="Courier" style:font-size-asian="13pt" style:font-name-complex="Courier" style:font-size-complex="13pt"/>
    </style:style>
    <style:style style:name="P8" style:family="paragraph" style:parent-style-name="Standard">
      <style:paragraph-properties fo:text-align="start" style:justify-single-word="false" style:text-autospace="none"/>
      <style:text-properties style:use-window-font-color="true" style:font-name="Palatino" fo:font-size="7pt" style:font-name-asian="Courier" style:font-size-asian="7pt" style:font-name-complex="Courier" style:font-size-complex="7pt"/>
    </style:style>
    <style:style style:name="P9" style:family="paragraph" style:parent-style-name="Standard" style:list-style-name="">
      <style:paragraph-properties fo:text-align="start" style:justify-single-word="false" style:text-autospace="none"/>
      <style:text-properties style:use-window-font-color="true" style:font-name="Palatino" fo:font-size="11pt" style:font-name-asian="Courier" style:font-size-asian="11pt" style:font-name-complex="Courier" style:font-size-complex="11pt"/>
    </style:style>
    <style:style style:name="T1" style:family="text">
      <style:text-properties style:font-name-asian="Courier" style:font-name-complex="Courier"/>
    </style:style>
    <style:style style:name="T2" style:family="text">
      <style:text-properties style:font-name-asian="Courier" style:font-name-complex="Courie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1</text:p>
      <text:p text:style-name="P2">Red and Blue Hats</text:p>
      <text:p text:style-name="P1"/>
      <text:p text:style-name="P1">Years ago, to an exceptionally noisy class, Ms. Flick was at her wits end with how to get this class to learn math and so she offered her class a deal. <text:s text:c="2"/>She showed them she had two red hats and three blue hats.</text:p>
      <text:p text:style-name="P1"/>
      <text:p text:style-name="P1">She then set out upon describing the deal:</text:p>
      <text:p text:style-name="P1"/>
      <text:p text:style-name="P1">Three student volunteers would close their eyes, and while their eyes were closed, the teacher would put a hat on each of their heads (and hide the other two hats). <text:s/>Then, one at a time, the students would open their eyes, look at the other two students' heads, and try to guess which color hat was on their own head. <text:s/>Any students that guessed correctly would have no homework to do the rest of the semester. <text:s/>But any students that guessed wrong would not only have to do their own homework, but they would have to help grade everyone else's work also.</text:p>
      <text:p text:style-name="P1"/>
      <text:p text:style-name="P1">The students drew numbers to see who would guess first. <text:s/>Then they closed their eyes and Ms. Flick put a hat on each one's head. <text:s/>Anthony, who was to go first, opened his eyes, looked at the others' heads, and said he didn't really want to play. <text:s/>He couldn't tell for sure and he didn't want to guess in case he was wrong. <text:s/>Next, Belicia opened her eyes and looked at the others' heads. <text:s/>She also thought about the fact that Anthony had said he couldn't tell. <text:s/>Then she said she didn't want to risk it either. <text:s/>She couldn't tell for sure.</text:p>
      <text:p text:style-name="P1"/>
      <text:p text:style-name="P1">Carletta was third. <text:s/>She just stood there with her eyes still closed tightly and a big grin on her face. <text:s/>"I know what color hat I have on," she said. </text:p>
      <text:p text:style-name="P1"/>
      <text:p text:style-name="P1">And she gave the right answer.</text:p>
      <text:p text:style-name="P1"/>
      <text:p text:style-name="P1">Your problem is to figure out what color hat Carletta had on and how she knew for sure. <text:s/>Remember: Carletta didn't even look.</text:p>
      <text:p text:style-name="P1"/>
      <text:p text:style-name="P1"/>
      <text:p text:style-name="Standard"/>
      <text:p text:style-name="P1"/>
      <text:p text:style-name="P1"/>
      <text:p text:style-name="P1"/>
      <text:p text:style-name="P1"/>
      <text:p text:style-name="Standard"/>
      <text:p text:style-name="P1"/>
      <text:p text:style-name="P1"/>
      <text:p text:style-name="P1"/>
      <text:p text:style-name="P8"/>
      <text:p text:style-name="P4"/>
      <text:p text:style-name="P5">Hint: Try writing out a table of all the possibilities. <text:s/>Think about when any of the students wouldn't know the hat color. <text:s/>Eliminate possibilities. <text:s/></text:p>
      <text:p text:style-name="P6">Solution:</text:p>
      <text:p text:style-name="P9">Suppose we enumerate all the possible arrangements:</text:p>
      <text:p text:style-name="P9"/>
      <text:p text:style-name="P9"><text:s text:c="3"/>Anthony<text:tab/>Belicia<text:tab/><text:tab/>Carletta</text:p>
      <text:p text:style-name="P9"><text:s text:c="3"/>------- <text:s text:c="2"/><text:tab/>-------<text:tab/><text:tab/>--------</text:p>
      <text:p text:style-name="P9"><text:s text:c="6"/>b <text:s text:c="8"/><text:tab/> <text:s text:c="2"/>b<text:tab/> <text:s text:c="16"/>b <text:s text:c="9"/>No red hats</text:p>
      <text:p text:style-name="P9"><text:s text:c="6"/>r <text:s text:c="8"/><text:tab/> <text:s text:c="2"/>b<text:tab/> <text:s text:c="16"/>b <text:s text:c="9"/>One red hat</text:p>
      <text:p text:style-name="P9"><text:s text:c="6"/>b <text:s text:c="8"/><text:tab/> <text:s text:c="2"/>r<text:tab/> <text:s text:c="16"/>b <text:s text:c="9"/>One red hat</text:p>
      <text:p text:style-name="P9"><text:s text:c="6"/>b <text:s text:c="8"/><text:tab/> <text:s text:c="2"/>b<text:tab/> <text:s text:c="16"/>r <text:s text:c="10"/>One red hat</text:p>
      <text:p text:style-name="P9"><text:s text:c="6"/>r <text:s text:c="8"/><text:tab/> <text:s text:c="2"/>r<text:tab/> <text:s text:c="16"/>b <text:s text:c="9"/>Two red hats</text:p>
      <text:p text:style-name="P9"><text:s text:c="6"/>r <text:s text:c="8"/><text:tab/> <text:s text:c="2"/>b<text:tab/> <text:s text:c="16"/>r <text:s text:c="10"/>Two red hats</text:p>
      <text:p text:style-name="P9"><text:s text:c="6"/>b <text:s text:c="8"/><text:tab/> <text:s text:c="2"/>r<text:tab/> <text:s text:c="16"/>r<text:tab/> <text:s text:c="3"/>Two red hats</text:p>
      <text:p text:style-name="P9"><text:s text:c="6"/></text:p>
      <text:p text:style-name="P9">The only way for Anthony to guess what color his own hat would be is if he can see two red hats. <text:s/>That would let him know that he must be wearing a blue hat. <text:s/>Since he doesn't make that guess, we can eliminate that possibility:</text:p>
      <text:p text:style-name="P9"/>
      <text:p text:style-name="P9"><text:s text:c="3"/>Anthony<text:tab/>Belicia<text:tab/><text:tab/>Carletta</text:p>
      <text:p text:style-name="P9"><text:s text:c="3"/>------- <text:s text:c="2"/><text:tab/>-------<text:tab/><text:tab/>--------</text:p>
      <text:p text:style-name="P9"><text:s text:c="6"/>b <text:s text:c="8"/><text:tab/> <text:s text:c="2"/>b<text:tab/> <text:s text:c="16"/>b <text:s text:c="9"/>No red hats</text:p>
      <text:p text:style-name="P9"><text:s text:c="6"/>r <text:s text:c="8"/><text:tab/> <text:s text:c="2"/>b<text:tab/> <text:s text:c="16"/>b <text:s text:c="9"/>One red hat</text:p>
      <text:p text:style-name="P9"><text:s text:c="6"/>b <text:s text:c="8"/><text:tab/> <text:s text:c="2"/>r<text:tab/> <text:s text:c="16"/>b <text:s text:c="9"/>One red hat</text:p>
      <text:p text:style-name="P9"><text:s text:c="6"/>b <text:s text:c="8"/><text:tab/> <text:s text:c="2"/>b<text:tab/> <text:s text:c="16"/>r <text:s text:c="10"/>One red hat</text:p>
      <text:p text:style-name="P9"><text:s text:c="6"/>r <text:s text:c="8"/><text:tab/> <text:s text:c="2"/>r<text:tab/> <text:s text:c="16"/>b <text:s text:c="9"/>Two red hats</text:p>
      <text:p text:style-name="P9"><text:s text:c="6"/>r <text:s text:c="8"/><text:tab/> <text:s text:c="2"/>b<text:tab/> <text:s text:c="16"/>r <text:s text:c="10"/>Two red hats</text:p>
      <text:p text:style-name="P9"><text:s text:c="6"/></text:p>
      <text:p text:style-name="P9">Similarly, if Belicia sees two red hats, she knows she's wearing a blue hat. <text:s/>But she doesn't make that guess, so we can eliminate that possibility:</text:p>
      <text:p text:style-name="P9"/>
      <text:p text:style-name="P9"/>
      <text:p text:style-name="P9"><text:s text:c="3"/>Anthony<text:tab/>Belicia<text:tab/><text:tab/>Carletta</text:p>
      <text:p text:style-name="P9"><text:s text:c="3"/>------- <text:s text:c="2"/><text:tab/>-------<text:tab/><text:tab/>--------</text:p>
      <text:p text:style-name="P9"><text:s text:c="6"/>b <text:s text:c="8"/><text:tab/> <text:s text:c="2"/>b<text:tab/> <text:s text:c="16"/>b <text:s text:c="9"/>No red hats</text:p>
      <text:p text:style-name="P9"><text:s text:c="6"/>r <text:s text:c="8"/><text:tab/> <text:s text:c="2"/>b<text:tab/> <text:s text:c="16"/>b <text:s text:c="9"/>One red hat</text:p>
      <text:p text:style-name="P9"><text:s text:c="6"/>b <text:s text:c="8"/><text:tab/> <text:s text:c="2"/>r<text:tab/> <text:s text:c="16"/>b <text:s text:c="9"/>One red hat</text:p>
      <text:p text:style-name="P9"><text:s text:c="6"/>b <text:s text:c="8"/><text:tab/> <text:s text:c="2"/>b<text:tab/> <text:s text:c="16"/>r <text:s text:c="10"/>One red hat</text:p>
      <text:p text:style-name="P9"><text:s text:c="6"/>r <text:s text:c="8"/><text:tab/> <text:s text:c="2"/>r<text:tab/> <text:s text:c="16"/>b <text:s text:c="9"/>Two red hats</text:p>
      <text:p text:style-name="P9"/>
      <text:p text:style-name="P9">Now, note that as soon as Anthony refuses to guess, Belicia and Carletta both know something: at least one of them is wearing a blue hat! <text:s/>(Possibly both of them are.)</text:p>
      <text:p text:style-name="P9"/>
      <text:p text:style-name="P9">So imagine you're Belicia for a moment. <text:s/>You know that there is at least one blue hat between you and Carletta. <text:s/>So if you see Carletta in a red hat, you know your hat is blue, and you can win the game. <text:s/>But you don't draw that conclusion, which means that Carletta doesn't have a red hat. <text:s/>So we can eliminate that possibility. <text:s/></text:p>
      <text:p text:style-name="P9"/>
      <text:p text:style-name="P9"/>
      <text:p text:style-name="P9"><text:s text:c="3"/>Anthony<text:tab/>Belicia<text:tab/><text:tab/>Carletta</text:p>
      <text:p text:style-name="P9"><text:s text:c="3"/>------- <text:s text:c="2"/><text:tab/>-------<text:tab/><text:tab/>--------</text:p>
      <text:p text:style-name="P9"><text:s text:c="6"/>b <text:s text:c="8"/><text:tab/> <text:s text:c="2"/>b<text:tab/> <text:s text:c="16"/>b <text:s text:c="9"/>No red hats</text:p>
      <text:p text:style-name="P9"><text:s text:c="6"/>r <text:s text:c="8"/><text:tab/> <text:s text:c="2"/>b<text:tab/> <text:s text:c="16"/>b <text:s text:c="9"/>One red hat</text:p>
      <text:p text:style-name="P9"><text:s text:c="6"/>b <text:s text:c="8"/><text:tab/> <text:s text:c="2"/>r<text:tab/> <text:s text:c="16"/>b <text:s text:c="9"/>One red hat</text:p>
      <text:p text:style-name="P9"><text:s text:c="6"/>r <text:s text:c="8"/><text:tab/> <text:s text:c="2"/>r<text:tab/> <text:s text:c="16"/>b <text:s text:c="9"/>Two red hats</text:p>
      <text:p text:style-name="P9"/>
      <text:p text:style-name="P9"/>
      <text:p text:style-name="P9"><text:soft-page-break/>Now if you're Carletta, and you've been following along, you know that you must have a blue hat! <text:s/>And you don't even have to look to know that. <text:s/></text:p>
      <text:p text:style-name="P9"/>
      <text:p text:style-name="P9">This seems like a lot of work for Carletta, to keep a table like this in her head. <text:s/>Fortunately, she doesn't really have to do that. <text:s/>Here's how she can reason her way to the answer</text:p>
      <text:p text:style-name="P9">without constructing a table:</text:p>
      <text:p text:style-name="P9"/>
      <text:p text:style-name="P9"><text:s text:c="2"/>1) If Anthony had seen two red hats, he would have guessed that his own hat was blue. <text:s/>So he saw at least one blue hat. </text:p>
      <text:p text:style-name="P9"><text:s text:c="5"/></text:p>
      <text:p text:style-name="P9"><text:s text:c="2"/>2) If Belicia had seen Carletta wearing a red hat, she would have guessed that her own hat was blue (since at least one of them had to have the blue hat that Anthony had seen). </text:p>
      <text:p text:style-name="P9"><text:s text:c="5"/></text:p>
      <text:p text:style-name="P9"><text:s text:c="2"/>3) So Carletta already knows that she isn't wearing <text:span text:style-name="T1">a red hat. <text:s/>Which means she must have a blue one. </text:span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3"><text:span text:style-name="T1">Original motivation for this problem taken from mathforum.org from the Dr. Math sect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" svg:font-family="Courier" style:font-family-generic="modern" style:font-pitch="fixed"/>
    <style:font-face style:name="Palatino" svg:font-family="Palatin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11T08:27:36</meta:creation-date>
    <dc:date>2010-01-18T15:16:40</dc:date>
    <meta:editing-duration>PT03H03M46S</meta:editing-duration>
    <meta:editing-cycles>5</meta:editing-cycles>
    <meta:generator>OpenOffice.org/3.1$Unix OpenOffice.org_project/310m19$Build-9420</meta:generator>
    <meta:document-statistic meta:table-count="0" meta:image-count="0" meta:object-count="0" meta:page-count="3" meta:paragraph-count="57" meta:word-count="837" meta:character-count="5212"/>
  </office:meta>
</office:document-meta>
</file>